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XmlApplicationContext.FileSystemXmlApplicationContext( String [ ] configLocations , boolean refre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XmlApplicationContext.FileSystemXmlApplicationContext( String ... config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XmlApplicationContext.FileSystemXmlApplicationContext( String [ ] configLocations , boolean refresh , @ Nullable ApplicationContext pa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SystemXmlApplicationContext.getResourceByPath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SystemXmlApplicationContext.FileSystemXmlApplicationContext( String [ ] configLocations , 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XmlApplicationContext.FileSystemXmlApplicationContext( 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ystemXmlApplicationContext.FileSystemXml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SystemXmlApplicationContext.FileSystemXmlApplicationContext( String config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